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0" style:family="table-cell" style:parent-style-name="Default">
      <style:table-cell-properties fo:border-bottom="2.49pt solid #000000" style:diagonal-bl-tr="none" style:diagonal-tl-br="none" fo:background-color="transparent" fo:border-left="none" fo:border-right="2.49pt solid #000000" style:rotation-align="none" fo:border-top="none"/>
    </style:style>
    <style:style style:name="ce11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16363"/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2" table:style-name="ce6" office:value-type="float" office:value="86" calcext:value-type="float">
            <text:p>8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7" calcext:value-type="float">
            <text:p>87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29" calcext:value-type="float">
            <text:p>29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6" office:value-type="float" office:value="89" calcext:value-type="float">
            <text:p>89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style-name="ce9"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17" calcext:value-type="float">
            <text:p>1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table:style-name="ce9"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table:style-name="ce9"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style-name="ce9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style-name="ce9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9" office:value-type="float" office:value="30" calcext:value-type="float">
            <text:p>3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style-name="ce9"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style-name="ce9" office:value-type="float" office:value="91" calcext:value-type="float">
            <text:p>91</text:p>
          </table:table-cell>
          <table:table-cell/>
          <table:table-cell table:style-name="Default" table:number-columns-repeated="1636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50" calcext:value-type="float">
            <text:p>5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/>
          <table:table-cell table:style-name="Default" table:number-columns-repeated="1636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1636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16363"/>
        </table:table-row>
        <table:table-row table:style-name="ro1" table:number-rows-repeated="3">
          <table:table-cell/>
          <table:table-cell table:style-name="ce4" table:number-columns-repeated="2"/>
          <table:table-cell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5"/>
          <table:table-cell/>
          <table:table-cell table:style-name="ce4"/>
          <table:table-cell table:number-columns-repeated="2"/>
          <table:table-cell table:style-name="Default" table:number-columns-repeated="16363"/>
        </table:table-row>
        <table:table-row table:style-name="ro1" table:number-rows-repeated="23">
          <table:table-cell table:style-name="ce5" table:number-columns-repeated="21"/>
          <table:table-cell table:style-name="Default" table:number-columns-repeated="1636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1636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636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16363"/>
        </table:table-row>
        <table:table-row table:style-name="ro1" table:number-rows-repeated="19">
          <table:table-cell/>
          <table:table-cell table:style-name="ce4" table:number-columns-repeated="2"/>
          <table:table-cell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5"/>
          <table:table-cell/>
          <table:table-cell table:style-name="ce4"/>
          <table:table-cell table:number-columns-repeated="2"/>
          <table:table-cell table:style-name="Default" table:number-columns-repeated="16363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4"/>
          <table:table-cell/>
          <table:table-cell table:style-name="ce4" table:number-columns-repeated="2"/>
          <table:table-cell/>
          <table:table-cell table:style-name="ce4" table:number-columns-repeated="5"/>
          <table:table-cell/>
          <table:table-cell table:style-name="ce4"/>
          <table:table-cell table:number-columns-repeated="2"/>
          <table:table-cell table:style-name="Default" table:number-columns-repeated="16363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dc:creator>Элеонора Табакова</dc:creator>
    <meta:creation-date>2022-11-18T14:08:53</meta:creation-date>
    <dc:date>2023-07-12T09:45:29</dc:date>
    <meta:generator>LibreOffice/25.2.7.2$MacOSX_AARCH64 LibreOffice_project/5cbfd1ab6520636bb5f7b99185aa69bd7456825d</meta:generator>
    <meta:document-statistic meta:table-count="3" meta:cell-count="400" meta:object-count="0"/>
    <meta:user-defined meta:name="AppVersion">16.0300</meta:user-defined>
    <meta:user-defined meta:name="Company">FIPI</meta:user-defined>
  </office:meta>
</office:document-meta>
</file>